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76200001C1EEAA4019F.svm"/>
  <manifest:file-entry manifest:media-type="" manifest:full-path="Pictures/2000000700004A36000023740C91369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list-style-name="L1">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text-properties style:font-name="Courier New" fo:font-size="11pt" fo:font-style="normal" style:font-size-asian="11pt" style:font-style-asian="normal" style:font-size-complex="11pt" style:font-style-complex="normal"/>
    </style:style>
    <style:style style:name="P6" style:family="paragraph" style:parent-style-name="Standard">
      <style:paragraph-properties fo:text-align="justify" style:justify-single-word="false"/>
      <style:text-properties style:font-name="Courier New" fo:font-size="11pt" style:font-size-asian="11pt" style:font-size-complex="11pt"/>
    </style:style>
    <style:style style:name="P7" style:family="paragraph" style:parent-style-name="Standard">
      <style:paragraph-properties fo:text-align="justify" style:justify-single-word="false"/>
    </style:style>
    <style:style style:name="P8" style:family="paragraph" style:parent-style-name="Preformatted_20_Text">
      <style:paragraph-properties fo:margin-top="0cm" fo:margin-bottom="0.499cm" fo:line-height="125%" fo:background-color="#1c1c1c">
        <style:background-image/>
      </style:paragraph-properties>
      <style:text-properties fo:color="#d0d0d0"/>
    </style:style>
    <style:style style:name="P9" style:family="paragraph" style:parent-style-name="Preformatted_20_Text">
      <style:paragraph-properties fo:background-color="#1c1c1c">
        <style:background-image/>
      </style:paragraph-properties>
      <style:text-properties fo:color="#cd2828" fo:font-style="normal" fo:font-weight="bold" style:font-style-asian="normal" style:font-style-complex="normal"/>
    </style:style>
    <style:style style:name="P10" style:family="paragraph" style:parent-style-name="Preformatted_20_Text">
      <style:paragraph-properties fo:line-height="125%" fo:background-color="#1c1c1c">
        <style:background-image/>
      </style:paragraph-properties>
      <style:text-properties fo:color="#cd2828" fo:font-weight="bold"/>
    </style:style>
    <style:style style:name="P11" style:family="paragraph" style:parent-style-name="Preformatted_20_Text">
      <style:paragraph-properties fo:text-align="justify" style:justify-single-word="false" fo:background-color="#1c1c1c">
        <style:background-image/>
      </style:paragraph-properties>
      <style:text-properties fo:color="#cd2828" fo:font-weight="bold"/>
    </style:style>
    <style:style style:name="P12" style:family="paragraph" style:parent-style-name="Preformatted_20_Text">
      <style:paragraph-properties fo:line-height="125%" fo:background-color="#1c1c1c">
        <style:background-image/>
      </style:paragraph-properties>
    </style:style>
    <style:style style:name="P13" style:family="paragraph" style:parent-style-name="Preformatted_20_Text">
      <style:paragraph-properties fo:line-height="125%" fo:background-color="#1c1c1c">
        <style:background-image/>
      </style:paragraph-properties>
      <style:text-properties fo:color="#d0d0d0"/>
    </style:style>
    <style:style style:name="P14" style:family="paragraph" style:parent-style-name="Preformatted_20_Text">
      <style:paragraph-properties fo:line-height="125%" fo:text-align="justify" style:justify-single-word="false" fo:background-color="#1c1c1c">
        <style:background-image/>
      </style:paragraph-properties>
      <style:text-properties fo:font-style="normal" style:font-style-asian="normal" style:font-style-complex="normal"/>
    </style:style>
    <style:style style:name="P15" style:family="paragraph" style:parent-style-name="Preformatted_20_Text">
      <style:paragraph-properties fo:text-align="justify" style:justify-single-word="false" fo:background-color="#1c1c1c">
        <style:background-image/>
      </style:paragraph-properties>
    </style:style>
    <style:style style:name="T1" style:family="text">
      <style:text-properties fo:font-weight="bold" style:font-weight-asian="bold" style:font-weight-complex="bold"/>
    </style:style>
    <style:style style:name="T2" style:family="text">
      <style:text-properties fo:color="#6ab825" fo:font-weight="bold"/>
    </style:style>
    <style:style style:name="T3" style:family="text">
      <style:text-properties fo:color="#6ab825" style:text-underline-style="none" fo:font-weight="bold" style:font-weight-asian="normal" style:font-weight-complex="normal"/>
    </style:style>
    <style:style style:name="T4" style:family="text">
      <style:text-properties fo:color="#447fcf"/>
    </style:style>
    <style:style style:name="T5" style:family="text">
      <style:text-properties fo:color="#447fcf" style:text-underline-style="solid" style:text-underline-width="auto" style:text-underline-color="font-color" fo:font-weight="normal" style:font-weight-asian="normal" style:font-weight-complex="normal"/>
    </style:style>
    <style:style style:name="T6" style:family="text">
      <style:text-properties fo:color="#d0d0d0"/>
    </style:style>
    <style:style style:name="T7" style:family="text">
      <style:text-properties fo:color="#d0d0d0" fo:font-weight="normal" style:font-weight-asian="normal" style:font-weight-complex="normal"/>
    </style:style>
    <style:style style:name="T8" style:family="text">
      <style:text-properties fo:color="#d0d0d0" style:text-underline-style="none" fo:font-weight="normal" style:font-weight-asian="normal" style:font-weight-complex="normal"/>
    </style:style>
    <style:style style:name="T9" style:family="text">
      <style:text-properties fo:color="#999999" fo:font-style="italic"/>
    </style:style>
    <style:style style:name="T10" style:family="text">
      <style:text-properties fo:color="#ed9d13"/>
    </style:style>
    <style:style style:name="T11" style:family="text">
      <style:text-properties fo:color="#3677a9"/>
    </style:style>
    <style:style style:name="T12" style:family="text">
      <style:text-properties fo:font-weight="normal"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239515421015240377" text:style-name="L1">
        <text:list-item>
          <text:p text:style-name="P2">Level 06</text:p>
        </text:list-item>
      </text:list>
      <text:p text:style-name="P1"/>
      <text:p text:style-name="P3">On reconstruit le code source suivant ; on est toujours en <text:span text:style-name="T1">x32 </text:span><text:span text:style-name="T12">:</text:span></text:p>
      <text:p text:style-name="P3"><text:span text:style-name="T12"/></text:p>
      <text:p text:style-name="P9"><text:span text:style-name="T12">#include &lt;stdio.h&gt;</text:span></text:p>
      <text:p text:style-name="P10">#include &lt;unistd.h&gt;</text:p>
      <text:p text:style-name="P10">#include &lt;stdlib.h&gt;</text:p>
      <text:p text:style-name="P10">#include &lt;sys/ptrace.h&gt;</text:p>
      <text:p text:style-name="P10">#include &lt;string.h&gt;</text:p>
      <text:p text:style-name="P10">#include &lt;stdint.h&gt;</text:p>
      <text:p text:style-name="P12"/>
      <text:p text:style-name="P12"><text:span text:style-name="T2">int</text:span> <text:s text:c="3"/><text:span text:style-name="T4">auth</text:span><text:span text:style-name="T6">(</text:span><text:span text:style-name="T2">char</text:span> <text:span text:style-name="T6">*buff,</text:span> <text:span text:style-name="T2">unsigned</text:span> <text:span text:style-name="T2">int</text:span> <text:span text:style-name="T6">serial)</text:span></text:p>
      <text:p text:style-name="P13">{</text:p>
      <text:p text:style-name="P12"><text:s text:c="4"/><text:span text:style-name="T2">size_t<text:tab/><text:tab/><text:tab/></text:span><text:span text:style-name="T6">s;<text:tab/><text:tab/></text:span><text:span text:style-name="T9">// [ebp-0xc]</text:span></text:p>
      <text:p text:style-name="P12"><text:s text:c="4"/><text:span text:style-name="T2">unsigned</text:span> <text:span text:style-name="T2">int<text:tab/><text:tab/></text:span><text:span text:style-name="T6">key;<text:tab/><text:tab/></text:span><text:span text:style-name="T9">// [ebp-0x10]</text:span></text:p>
      <text:p text:style-name="P12"><text:s text:c="4"/><text:span text:style-name="T2">int<text:tab/><text:tab/><text:tab/></text:span><text:span text:style-name="T6">n;<text:tab/><text:tab/></text:span><text:span text:style-name="T9">// [ebp-0x14]</text:span></text:p>
      <text:p text:style-name="P12"/>
      <text:p text:style-name="P12"><text:s text:c="4"/><text:span text:style-name="T6">buff[strcspn(buff,</text:span> <text:span text:style-name="T10">"\n"</text:span><text:span text:style-name="T6">)]</text:span> <text:span text:style-name="T6">=</text:span> <text:span text:style-name="T10">'\0'</text:span><text:span text:style-name="T6">;</text:span></text:p>
      <text:p text:style-name="P12"><text:s text:c="4"/><text:span text:style-name="T6">s</text:span> <text:span text:style-name="T6">=</text:span> <text:span text:style-name="T6">strnlen(buff,</text:span> <text:span text:style-name="T11">32</text:span><text:span text:style-name="T6">);</text:span></text:p>
      <text:p text:style-name="P12"/>
      <text:p text:style-name="P12"><text:s text:c="4"/><text:span text:style-name="T2">if</text:span> <text:span text:style-name="T6">(s</text:span> <text:span text:style-name="T6">&lt;=</text:span> <text:span text:style-name="T11">5</text:span><text:span text:style-name="T6">)</text:span></text:p>
      <text:p text:style-name="P12"><text:s text:c="8"/><text:span text:style-name="T2">return</text:span> <text:span text:style-name="T6">(</text:span><text:span text:style-name="T11">1</text:span><text:span text:style-name="T6">);</text:span></text:p>
      <text:p text:style-name="P12"><text:s text:c="4"/><text:span text:style-name="T2">if</text:span> <text:span text:style-name="T6">(ptrace(PTRACE_TRACEME)</text:span> <text:span text:style-name="T6">==</text:span> <text:span text:style-name="T6">-</text:span><text:span text:style-name="T11">1</text:span><text:span text:style-name="T6">)</text:span></text:p>
      <text:p text:style-name="P12"><text:s text:c="4"/><text:span text:style-name="T6">{</text:span></text:p>
      <text:p text:style-name="P12"><text:s text:c="8"/><text:span text:style-name="T6">puts(</text:span><text:span text:style-name="T10">"\033[32m.---------------------------."</text:span><text:span text:style-name="T6">);</text:span></text:p>
      <text:p text:style-name="P12"><text:s text:c="8"/><text:span text:style-name="T6">puts(</text:span><text:span text:style-name="T10">"\033[31m| !! TAMPERING DETECTED !! <text:s/>|"</text:span><text:span text:style-name="T6">);</text:span></text:p>
      <text:p text:style-name="P12"><text:s text:c="8"/><text:span text:style-name="T6">puts(</text:span><text:span text:style-name="T10">"\033[32m'---------------------------'"</text:span><text:span text:style-name="T6">);</text:span></text:p>
      <text:p text:style-name="P12"><text:s text:c="8"/><text:span text:style-name="T2">return</text:span> <text:span text:style-name="T6">(</text:span><text:span text:style-name="T11">1</text:span><text:span text:style-name="T6">);</text:span></text:p>
      <text:p text:style-name="P12"><text:s text:c="4"/><text:span text:style-name="T6">}</text:span></text:p>
      <text:p text:style-name="P12"><text:s text:c="4"/><text:span text:style-name="T6">key</text:span> <text:span text:style-name="T6">=</text:span> <text:span text:style-name="T6">((</text:span><text:span text:style-name="T2">int</text:span><text:span text:style-name="T6">)buff[</text:span><text:span text:style-name="T11">3</text:span><text:span text:style-name="T6">]</text:span> <text:span text:style-name="T6">^</text:span> <text:span text:style-name="T11">0x1337</text:span><text:span text:style-name="T6">)</text:span> <text:span text:style-name="T6">+</text:span> <text:span text:style-name="T11">0x5eeded</text:span><text:span text:style-name="T6">;</text:span></text:p>
      <text:p text:style-name="P12"><text:s text:c="4"/><text:span text:style-name="T6">n</text:span> <text:span text:style-name="T6">=</text:span> <text:span text:style-name="T11">0</text:span><text:span text:style-name="T6">;</text:span></text:p>
      <text:p text:style-name="P12"/>
      <text:p text:style-name="P12"><text:s text:c="4"/><text:span text:style-name="T2">while</text:span> <text:span text:style-name="T6">(n</text:span> <text:span text:style-name="T6">&lt;</text:span> <text:span text:style-name="T6">(</text:span><text:span text:style-name="T2">int</text:span><text:span text:style-name="T6">)s)</text:span></text:p>
      <text:p text:style-name="P12"><text:s text:c="4"/><text:span text:style-name="T6">{</text:span></text:p>
      <text:p text:style-name="P12"><text:s text:c="8"/><text:span text:style-name="T2">unsigned</text:span> <text:span text:style-name="T2">int</text:span> <text:span text:style-name="T6">v2,</text:span> <text:span text:style-name="T6">v3,</text:span> <text:span text:style-name="T6">v4;</text:span></text:p>
      <text:p text:style-name="P12"/>
      <text:p text:style-name="P12"><text:s text:c="8"/><text:span text:style-name="T2">if</text:span> <text:span text:style-name="T6">(buff[n]</text:span> <text:span text:style-name="T6">&lt;=</text:span> <text:span text:style-name="T11">31</text:span><text:span text:style-name="T6">)</text:span></text:p>
      <text:p text:style-name="P12"><text:s text:c="12"/><text:span text:style-name="T2">return</text:span> <text:span text:style-name="T6">(</text:span><text:span text:style-name="T11">1</text:span><text:span text:style-name="T6">);</text:span></text:p>
      <text:p text:style-name="P12"><text:s text:c="8"/></text:p>
      <text:p text:style-name="P12"><text:s text:c="8"/><text:span text:style-name="T6">v2</text:span> <text:span text:style-name="T6">=</text:span> <text:span text:style-name="T6">buff[n];</text:span></text:p>
      <text:p text:style-name="P12"><text:s text:c="8"/><text:span text:style-name="T6">v2</text:span> <text:span text:style-name="T6">^=</text:span> <text:span text:style-name="T6">key;</text:span></text:p>
      <text:p text:style-name="P12"><text:s text:c="8"/><text:span text:style-name="T6">v3</text:span> <text:span text:style-name="T6">=</text:span> <text:span text:style-name="T6">(</text:span><text:span text:style-name="T2">uint64_t</text:span><text:span text:style-name="T6">)v2*</text:span><text:span text:style-name="T11">0x88233b2b</text:span> <text:span text:style-name="T6">&gt;&gt;</text:span> <text:span text:style-name="T11">32</text:span><text:span text:style-name="T6">;</text:span></text:p>
      <text:p text:style-name="P12"><text:s text:c="8"/><text:span text:style-name="T6">v4</text:span> <text:span text:style-name="T6">=</text:span> <text:span text:style-name="T6">v2</text:span> <text:span text:style-name="T6">-</text:span> <text:span text:style-name="T6">v3;</text:span></text:p>
      <text:p text:style-name="P12"><text:s text:c="8"/><text:span text:style-name="T6">v4</text:span> <text:span text:style-name="T6">=</text:span> <text:span text:style-name="T6">v4</text:span> <text:span text:style-name="T6">&gt;&gt;</text:span> <text:span text:style-name="T11">1</text:span><text:span text:style-name="T6">;</text:span></text:p>
      <text:p text:style-name="P12"><text:s text:c="8"/><text:span text:style-name="T6">v4</text:span> <text:span text:style-name="T6">+=</text:span> <text:span text:style-name="T6">v3;</text:span></text:p>
      <text:p text:style-name="P12"><text:s text:c="8"/><text:span text:style-name="T6">v4</text:span> <text:span text:style-name="T6">=</text:span> <text:span text:style-name="T6">v4</text:span> <text:span text:style-name="T6">&gt;&gt;</text:span> <text:span text:style-name="T11">10</text:span><text:span text:style-name="T6">;</text:span></text:p>
      <text:p text:style-name="P12"><text:s text:c="8"/><text:span text:style-name="T6">v4</text:span> <text:span text:style-name="T6">*=</text:span> <text:span text:style-name="T11">0x539</text:span><text:span text:style-name="T6">;</text:span></text:p>
      <text:p text:style-name="P12"><text:s text:c="8"/><text:span text:style-name="T6">v4</text:span> <text:span text:style-name="T6">=</text:span> <text:span text:style-name="T6">v2</text:span> <text:span text:style-name="T6">-</text:span> <text:span text:style-name="T6">v4;</text:span></text:p>
      <text:p text:style-name="P12"/>
      <text:p text:style-name="P12"><text:s text:c="8"/><text:span text:style-name="T6">key</text:span> <text:span text:style-name="T6">+=</text:span> <text:span text:style-name="T6">v4;</text:span></text:p>
      <text:p text:style-name="P12"><text:span text:style-name="T9">// <text:s text:c="5"/>key = key + ((int)buff[n] ^ key) % 0x539;</text:span></text:p>
      <text:p text:style-name="P12"><text:soft-page-break/><text:s text:c="8"/><text:span text:style-name="T6">n++;</text:span></text:p>
      <text:p text:style-name="P12"><text:s text:c="4"/><text:span text:style-name="T6">}</text:span></text:p>
      <text:p text:style-name="P12"><text:s text:c="4"/><text:span text:style-name="T2">if</text:span> <text:span text:style-name="T6">(serial</text:span> <text:span text:style-name="T6">==</text:span> <text:span text:style-name="T6">key)</text:span></text:p>
      <text:p text:style-name="P12"><text:s text:c="8"/><text:span text:style-name="T2">return</text:span> <text:span text:style-name="T6">(</text:span><text:span text:style-name="T11">0</text:span><text:span text:style-name="T6">);</text:span></text:p>
      <text:p text:style-name="P12"><text:s text:c="4"/><text:span text:style-name="T2">return</text:span> <text:span text:style-name="T6">(</text:span><text:span text:style-name="T11">1</text:span><text:span text:style-name="T6">);</text:span></text:p>
      <text:p text:style-name="P12"/>
      <text:p text:style-name="P13">}</text:p>
      <text:p text:style-name="P12"/>
      <text:p text:style-name="P12"><text:span text:style-name="T2">int</text:span> <text:s text:c="3"/><text:span text:style-name="T4">main</text:span><text:span text:style-name="T6">(</text:span><text:span text:style-name="T2">int</text:span> <text:span text:style-name="T6">argc,</text:span> <text:span text:style-name="T2">char</text:span> <text:span text:style-name="T6">**argv)</text:span></text:p>
      <text:p text:style-name="P13">{</text:p>
      <text:p text:style-name="P12"><text:s text:c="4"/><text:span text:style-name="T2">char<text:tab/><text:tab/></text:span><text:span text:style-name="T6">*av_0;<text:tab/><text:tab/></text:span><text:span text:style-name="T9">// [esp+0x1c]</text:span></text:p>
      <text:p text:style-name="P12"><text:s text:c="4"/><text:span text:style-name="T2">int<text:tab/><text:tab/></text:span><text:span text:style-name="T6">n;<text:tab/><text:tab/><text:tab/></text:span><text:span text:style-name="T9">// [esp+0x4c]</text:span></text:p>
      <text:p text:style-name="P12"><text:s text:c="4"/><text:span text:style-name="T2">char<text:tab/><text:tab/></text:span><text:span text:style-name="T6">buff[</text:span><text:span text:style-name="T11">32</text:span><text:span text:style-name="T6">];<text:tab/><text:tab/></text:span><text:span text:style-name="T9">// [esp+0x2c]</text:span></text:p>
      <text:p text:style-name="P12"><text:s text:c="4"/><text:span text:style-name="T2">unsigned</text:span> <text:span text:style-name="T2">int<text:tab/></text:span><text:span text:style-name="T6">serial;<text:tab/><text:tab/></text:span><text:span text:style-name="T9">// [esp+0x28]</text:span></text:p>
      <text:p text:style-name="P12"/>
      <text:p text:style-name="P12"><text:s text:c="4"/><text:span text:style-name="T6">av_0</text:span> <text:span text:style-name="T6">=</text:span> <text:span text:style-name="T6">argv[</text:span><text:span text:style-name="T11">0</text:span><text:span text:style-name="T6">];</text:span></text:p>
      <text:p text:style-name="P12"><text:s text:c="4"/><text:span text:style-name="T6">n</text:span> <text:span text:style-name="T6">=</text:span> <text:span text:style-name="T11">0x14</text:span><text:span text:style-name="T6">;</text:span></text:p>
      <text:p text:style-name="P12"/>
      <text:p text:style-name="P12"><text:s text:c="4"/><text:span text:style-name="T6">puts(</text:span><text:span text:style-name="T10">"***********************************"</text:span><text:span text:style-name="T6">);</text:span></text:p>
      <text:p text:style-name="P12"><text:s text:c="4"/><text:span text:style-name="T6">puts(</text:span><text:span text:style-name="T10">"* <text:s text:c="7"/>level06 <text:s text:c="7"/>*"</text:span><text:span text:style-name="T6">);</text:span></text:p>
      <text:p text:style-name="P12"><text:s text:c="4"/><text:span text:style-name="T6">puts(</text:span><text:span text:style-name="T10">"***********************************"</text:span><text:span text:style-name="T6">);</text:span></text:p>
      <text:p text:style-name="P12"/>
      <text:p text:style-name="P12"><text:s text:c="4"/><text:span text:style-name="T6">printf(</text:span><text:span text:style-name="T10">"-&gt; Enter Login: "</text:span><text:span text:style-name="T6">);</text:span></text:p>
      <text:p text:style-name="P12"><text:s text:c="4"/><text:span text:style-name="T6">fgets(buff,</text:span> <text:span text:style-name="T11">32</text:span><text:span text:style-name="T6">,</text:span> <text:span text:style-name="T6">stdin);</text:span></text:p>
      <text:p text:style-name="P12"/>
      <text:p text:style-name="P12"><text:s text:c="4"/><text:span text:style-name="T6">puts(</text:span><text:span text:style-name="T10">"***********************************"</text:span><text:span text:style-name="T6">);</text:span></text:p>
      <text:p text:style-name="P12"><text:s text:c="4"/><text:span text:style-name="T6">puts(</text:span><text:span text:style-name="T10">"***** NEW ACCOUNT DETECTED ********"</text:span><text:span text:style-name="T6">);</text:span></text:p>
      <text:p text:style-name="P12"><text:s text:c="4"/><text:span text:style-name="T6">puts(</text:span><text:span text:style-name="T10">"***********************************"</text:span><text:span text:style-name="T6">);</text:span></text:p>
      <text:p text:style-name="P12"/>
      <text:p text:style-name="P12"><text:s text:c="4"/><text:span text:style-name="T6">printf(</text:span><text:span text:style-name="T10">"-&gt; Enter Serial: "</text:span><text:span text:style-name="T6">);</text:span></text:p>
      <text:p text:style-name="P12"><text:s text:c="4"/><text:span text:style-name="T6">scanf(</text:span><text:span text:style-name="T10">"%u"</text:span><text:span text:style-name="T6">,</text:span> <text:span text:style-name="T6">&amp;serial);</text:span></text:p>
      <text:p text:style-name="P12"/>
      <text:p text:style-name="P12"><text:s text:c="4"/><text:span text:style-name="T2">if</text:span> <text:span text:style-name="T6">(auth(buff,</text:span> <text:span text:style-name="T6">serial)</text:span> <text:span text:style-name="T6">==</text:span> <text:span text:style-name="T11">0</text:span><text:span text:style-name="T6">)</text:span></text:p>
      <text:p text:style-name="P12"><text:s text:c="4"/><text:span text:style-name="T6">{</text:span></text:p>
      <text:p text:style-name="P12"><text:s text:c="8"/><text:span text:style-name="T6">puts(</text:span><text:span text:style-name="T10">"Authenticated!"</text:span><text:span text:style-name="T6">);</text:span></text:p>
      <text:p text:style-name="P12"><text:s text:c="8"/><text:span text:style-name="T6">system(</text:span><text:span text:style-name="T10">"/bin/sh"</text:span><text:span text:style-name="T6">);</text:span></text:p>
      <text:p text:style-name="P12"><text:s text:c="8"/><text:span text:style-name="T2">return</text:span> <text:span text:style-name="T6">(</text:span><text:span text:style-name="T11">0</text:span><text:span text:style-name="T6">);</text:span></text:p>
      <text:p text:style-name="P12"><text:s text:c="4"/><text:span text:style-name="T6">}</text:span></text:p>
      <text:p text:style-name="P12"><text:s text:c="4"/><text:span text:style-name="T2">return</text:span> <text:span text:style-name="T6">(</text:span><text:span text:style-name="T11">1</text:span><text:span text:style-name="T6">);</text:span></text:p>
      <text:p text:style-name="P8">}</text:p>
      <text:p text:style-name="P3"><text:span text:style-name="T12">De manière générale, le programme effectue les actions suivantes :</text:span></text:p>
      <text:p text:style-name="P3"><text:span text:style-name="T12">&gt; Demande un username.</text:span></text:p>
      <text:p text:style-name="P3"><text:span text:style-name="T12">&gt; Demande un numéro de série (</text:span><text:span text:style-name="T1">serial</text:span><text:span text:style-name="T12">).</text:span></text:p>
      <text:p text:style-name="P3"><text:span text:style-name="T12">&gt; Génère la clé correspondant au username renseigné.</text:span></text:p>
      <text:p text:style-name="P3"><text:span text:style-name="T12">&gt; Vérifie que le numéro de série soit égal à la clé.</text:span></text:p>
      <text:p text:style-name="P3"><text:span text:style-name="T12">&gt; Si oui, exécute un </text:span><text:span text:style-name="T1">system("/bin/sh")</text:span><text:span text:style-name="T12">.</text:span></text:p>
      <text:p text:style-name="P3"><text:span text:style-name="T12">&gt; Si non, quitte le programme.</text:span></text:p>
      <text:p text:style-name="P3"><text:span text:style-name="T12"/></text:p>
      <text:p text:style-name="P3"><text:span text:style-name="T12">Une première remarque. On remarque le passage suivant :</text:span></text:p>
      <text:p text:style-name="P3"><text:span text:style-name="T12"/></text:p>
      <text:p text:style-name="P5"><text:soft-page-break/>if (ptrace(PTRACE_TRACEME) == -1)</text:p>
      <text:p text:style-name="P5">{</text:p>
      <text:p text:style-name="P5"><text:tab/>return (1);</text:p>
      <text:p text:style-name="P5">}</text:p>
      <text:p text:style-name="P3"/>
      <text:p text:style-name="P4">Il s'agit simplement d'une méthode empêchant de parcourir le reste du programme avec un debugger comme <text:span text:style-name="T1">gdb</text:span><text:span text:style-name="T12">. En effet, un process </text:span><text:span text:style-name="T1">ne peut avoir qu'un seul "tracer"</text:span><text:span text:style-name="T12"> (programme qui le trace). Or, lorsqu'on utilise </text:span><text:span text:style-name="T1">gdb</text:span><text:span text:style-name="T12">, </text:span><text:span text:style-name="T1">gdb </text:span><text:span text:style-name="T12">est déjà en train de tracer le programme qui s'exécute ; </text:span><text:span text:style-name="T1">ptrace </text:span><text:span text:style-name="T12">va renvoyer -1, et on va exit le programme.</text:span></text:p>
      <text:p text:style-name="P4"><text:span text:style-name="T12"/></text:p>
      <text:p text:style-name="P4"><text:span text:style-name="T12">Il s'agit d'une protection vraiment simple à contourner, on place simplement un </text:span><text:span text:style-name="T1">breakpoint </text:span><text:span text:style-name="T12">dans </text:span><text:span text:style-name="T1">gdb </text:span><text:span text:style-name="T12">à l'endroit où la vérification de la valeur de retour de </text:span><text:span text:style-name="T1">ptrace </text:span><text:span text:style-name="T12">est effectuée, on change la valeur de </text:span><text:span text:style-name="T1">eax</text:span><text:span text:style-name="T12"> pour la rendre différente de </text:span><text:span text:style-name="T1">-1</text:span><text:span text:style-name="T12">, et le programme continue son exécution dans le debugger.</text:span></text:p>
      <text:p text:style-name="P4"><text:span text:style-name="T12"/></text:p>
      <text:p text:style-name="P4"><text:span text:style-name="T12">A part ça, la partie un peu pénible à reconstruire à partir du code assembleur était celle-ci :</text:span></text:p>
      <text:p text:style-name="P4"><text:span text:style-name="T12"/></text:p>
      <text:p text:style-name="P12"><text:s text:c="8"/><text:span text:style-name="T6">v2</text:span> <text:span text:style-name="T6">=</text:span> <text:span text:style-name="T6">buff[n];</text:span></text:p>
      <text:p text:style-name="P12"><text:s text:c="8"/><text:span text:style-name="T6">v2</text:span> <text:span text:style-name="T6">^=</text:span> <text:span text:style-name="T6">key;</text:span></text:p>
      <text:p text:style-name="P12"><text:s text:c="8"/><text:span text:style-name="T6">v3</text:span> <text:span text:style-name="T6">=</text:span> <text:span text:style-name="T6">(</text:span><text:span text:style-name="T2">uint64_t</text:span><text:span text:style-name="T6">)v2*</text:span><text:span text:style-name="T11">0x88233b2b</text:span> <text:span text:style-name="T6">&gt;&gt;</text:span> <text:span text:style-name="T11">32</text:span><text:span text:style-name="T6">;</text:span></text:p>
      <text:p text:style-name="P12"><text:s text:c="8"/><text:span text:style-name="T6">v4</text:span> <text:span text:style-name="T6">=</text:span> <text:span text:style-name="T6">v2</text:span> <text:span text:style-name="T6">-</text:span> <text:span text:style-name="T6">v3;</text:span></text:p>
      <text:p text:style-name="P12"><text:s text:c="8"/><text:span text:style-name="T6">v4</text:span> <text:span text:style-name="T6">=</text:span> <text:span text:style-name="T6">v4</text:span> <text:span text:style-name="T6">&gt;&gt;</text:span> <text:span text:style-name="T11">1</text:span><text:span text:style-name="T6">;</text:span></text:p>
      <text:p text:style-name="P12"><text:s text:c="8"/><text:span text:style-name="T6">v4</text:span> <text:span text:style-name="T6">+=</text:span> <text:span text:style-name="T6">v3;</text:span></text:p>
      <text:p text:style-name="P12"><text:s text:c="8"/><text:span text:style-name="T6">v4</text:span> <text:span text:style-name="T6">=</text:span> <text:span text:style-name="T6">v4</text:span> <text:span text:style-name="T6">&gt;&gt;</text:span> <text:span text:style-name="T11">10</text:span><text:span text:style-name="T6">;</text:span></text:p>
      <text:p text:style-name="P12"><text:s text:c="8"/><text:span text:style-name="T6">v4</text:span> <text:span text:style-name="T6">*=</text:span> <text:span text:style-name="T11">0x539</text:span><text:span text:style-name="T6">;</text:span></text:p>
      <text:p text:style-name="P12"><text:s text:c="8"/><text:span text:style-name="T6">v4</text:span> <text:span text:style-name="T6">=</text:span> <text:span text:style-name="T6">v2</text:span> <text:span text:style-name="T6">-</text:span> <text:span text:style-name="T6">v4;</text:span></text:p>
      <text:p text:style-name="P12"/>
      <text:p text:style-name="P14"><text:span text:style-name="T12"><text:s text:c="8"/></text:span><text:span text:style-name="T7">key</text:span><text:span text:style-name="T12"> </text:span><text:span text:style-name="T7">+=</text:span><text:span text:style-name="T12"> </text:span><text:span text:style-name="T7">v4;</text:span></text:p>
      <text:p text:style-name="P4"><text:span text:style-name="T12"/></text:p>
      <text:p text:style-name="P4"><text:span text:style-name="T12"/></text:p>
      <text:p text:style-name="P7"><text:span text:style-name="T13">La partie correspondante en assembly était la suivante :</text:span></text:p>
      <text:p text:style-name="P7"><draw:frame draw:style-name="fr1" draw:name="images1" text:anchor-type="paragraph" svg:x="-0.483cm" svg:y="0.339cm" svg:width="18.117cm" svg:height="8.654cm" draw:z-index="0"><draw:image xlink:href="Pictures/2000000700004A36000023740C913695.svm" xlink:type="simple" xlink:show="embed" xlink:actuate="onLoad"/></draw:frame></text:p>
      <text:p text:style-name="P7">La partie un peu difficile à comprendre était relative à l'instruction <text:span text:style-name="T1">mul</text:span><text:span text:style-name="T12">. On a trouvé une explication dans un writeup (qui ressemblait étrangement à notre exercice) :</text:span></text:p>
      <text:p text:style-name="P7"><text:a xlink:type="simple" xlink:href="https://devel0pment.de/?p=4" text:style-name="Internet_20_link" text:visited-style-name="Visited_20_Internet_20_Link">https://devel0pment.de/?p=4</text:a></text:p>
      <text:p text:style-name="P7"><text:soft-page-break/></text:p>
      <text:p text:style-name="P7">"<text:span text:style-name="T14">The reason is that </text:span><text:span text:style-name="T15">mul</text:span><text:span text:style-name="T14"> implicitly uses the eax register. The operand is multiplied by eax and the result is stored in eax </text:span><text:span text:style-name="T16">and</text:span><text:span text:style-name="T14"> the operand register because the product of two 32-bit registers may exceed 32-bit. The</text:span><text:span text:style-name="T15"> lower bits are stored in eax</text:span><text:span text:style-name="T14"> and </text:span><text:span text:style-name="T15">the upper bits are stored in the operand register.</text:span>"</text:p>
      <text:p text:style-name="P7"/>
      <text:p text:style-name="P7">Ici, dans l'enchaînement d'instructions assembly, on voit que seul ce qui a été stocké dans l'operand (<text:span text:style-name="T1">edx</text:span><text:span text:style-name="T12">) est utilisé ; en d'autres termes, seuls les 32 </text:span><text:span text:style-name="T1">upper bits </text:span><text:span text:style-name="T12">sont utilisés.</text:span></text:p>
      <text:p text:style-name="P7"><text:span text:style-name="T12"/></text:p>
      <text:p text:style-name="P7"><text:span text:style-name="T12">Pour simuler cette action en assembleur, on stock le résultat de la multiplication dans un entier de </text:span><text:span text:style-name="T1">64 bits </text:span><text:span text:style-name="T12">(simulant eax </text:span><text:span text:style-name="T1">et</text:span><text:span text:style-name="T12"> edx), puis on shift de 32 bits vers la droite afin de ne conserver que les </text:span><text:span text:style-name="T1">16 upper bits</text:span><text:span text:style-name="T12">.</text:span></text:p>
      <text:p text:style-name="P7"><text:span text:style-name="T12"/></text:p>
      <text:p text:style-name="P7"><text:span text:style-name="T12">On s'aperçoit que toute cette fonction / cette série d'instructions peut en réalité s'écrire sous la forme suivante (une décompilation avec </text:span><text:span text:style-name="T1">ghidra </text:span><text:span text:style-name="T12">nous l'a indiqué) :</text:span></text:p>
      <text:p text:style-name="P7"><text:span text:style-name="T12"/></text:p>
      <text:p text:style-name="P6"><text:span text:style-name="T12">key = key + ((int)buff[n] ^ key) % 0x539;</text:span></text:p>
      <text:p text:style-name="P7"/>
      <text:p text:style-name="P7">Bref. Quoi qu'il en soit, nous savons exactement comment le programme génère une clé associée à un nom d'utilisateur (<text:span text:style-name="T1">xor </text:span><text:span text:style-name="T12">le 3ème caractère, puis pour chaque caractère du nom d'utilisateur effectuer le modulo indiqué ci-dessus).</text:span></text:p>
      <text:p text:style-name="P7"><text:span text:style-name="T12"/></text:p>
      <text:p text:style-name="P7"><text:span text:style-name="T12">Il est donc trivial de reproduire la procédure de génération de la clé pour un nom d'utilisateur donné. On utilise exactement le même procédé ; au lieu de vérifier la clé générée contre le numéro de série fourni par l'utilisateur, on se contente de l'afficher :</text:span></text:p>
      <text:p text:style-name="P7"><text:span text:style-name="T12"/></text:p>
      <text:p text:style-name="P11">#include &lt;stdio.h&gt;</text:p>
      <text:p text:style-name="P10">#include &lt;string.h&gt;</text:p>
      <text:p text:style-name="P10">#include &lt;stdint.h&gt;</text:p>
      <text:p text:style-name="P12"/>
      <text:p text:style-name="P12"><text:span text:style-name="T2">void</text:span> <text:s text:c="3"/><text:span text:style-name="T4">keygen</text:span><text:span text:style-name="T6">(</text:span><text:span text:style-name="T2">char</text:span> <text:span text:style-name="T6">*buff)</text:span></text:p>
      <text:p text:style-name="P13">{</text:p>
      <text:p text:style-name="P12"><text:s text:c="4"/><text:span text:style-name="T2">size_t</text:span> <text:s text:c="7"/><text:span text:style-name="T6">s;</text:span></text:p>
      <text:p text:style-name="P12"><text:s text:c="4"/><text:span text:style-name="T2">unsigned</text:span> <text:span text:style-name="T2">int</text:span> <text:s text:c="3"/><text:span text:style-name="T6">key;</text:span></text:p>
      <text:p text:style-name="P12"><text:s text:c="4"/><text:span text:style-name="T2">int</text:span> <text:s text:c="7"/><text:span text:style-name="T6">n;</text:span></text:p>
      <text:p text:style-name="P12"/>
      <text:p text:style-name="P12"><text:s text:c="4"/><text:span text:style-name="T6">s</text:span> <text:span text:style-name="T6">=</text:span> <text:span text:style-name="T6">strnlen(buff,</text:span> <text:span text:style-name="T11">32</text:span><text:span text:style-name="T6">);</text:span></text:p>
      <text:p text:style-name="P12"><text:s text:c="4"/><text:span text:style-name="T2">if</text:span> <text:span text:style-name="T6">(s</text:span> <text:span text:style-name="T6">&lt;=</text:span> <text:span text:style-name="T11">5</text:span><text:span text:style-name="T6">)</text:span></text:p>
      <text:p text:style-name="P12"><text:s text:c="8"/><text:span text:style-name="T2">return</text:span> <text:span text:style-name="T6">;</text:span></text:p>
      <text:p text:style-name="P12"/>
      <text:p text:style-name="P12"><text:s text:c="4"/><text:span text:style-name="T6">key</text:span> <text:span text:style-name="T6">=</text:span> <text:span text:style-name="T6">((</text:span><text:span text:style-name="T2">int</text:span><text:span text:style-name="T6">)buff[</text:span><text:span text:style-name="T11">3</text:span><text:span text:style-name="T6">]</text:span> <text:span text:style-name="T6">^</text:span> <text:span text:style-name="T11">0x1337</text:span><text:span text:style-name="T6">)</text:span> <text:span text:style-name="T6">+</text:span> <text:span text:style-name="T11">0x5eeded</text:span><text:span text:style-name="T6">;</text:span></text:p>
      <text:p text:style-name="P12"><text:s text:c="4"/><text:span text:style-name="T6">n</text:span> <text:span text:style-name="T6">=</text:span> <text:span text:style-name="T11">0</text:span><text:span text:style-name="T6">;</text:span></text:p>
      <text:p text:style-name="P12"/>
      <text:p text:style-name="P12"><text:s text:c="4"/><text:span text:style-name="T2">while</text:span> <text:span text:style-name="T6">(n</text:span> <text:span text:style-name="T6">&lt;</text:span> <text:span text:style-name="T6">(</text:span><text:span text:style-name="T2">int</text:span><text:span text:style-name="T6">)s)</text:span></text:p>
      <text:p text:style-name="P12"><text:s text:c="4"/><text:span text:style-name="T6">{</text:span></text:p>
      <text:p text:style-name="P12"><text:s text:c="8"/><text:span text:style-name="T2">unsigned</text:span> <text:span text:style-name="T2">int</text:span> <text:span text:style-name="T6">v2,</text:span> <text:span text:style-name="T6">v3,</text:span> <text:span text:style-name="T6">v4;</text:span></text:p>
      <text:p text:style-name="P12"/>
      <text:p text:style-name="P12"><text:s text:c="8"/><text:span text:style-name="T2">if</text:span> <text:span text:style-name="T6">(buff[n]</text:span> <text:span text:style-name="T6">&lt;=</text:span> <text:span text:style-name="T11">31</text:span><text:span text:style-name="T6">)</text:span></text:p>
      <text:p text:style-name="P12"><text:s text:c="12"/><text:span text:style-name="T2">return</text:span> <text:span text:style-name="T6">;</text:span></text:p>
      <text:p text:style-name="P12"><text:s text:c="8"/></text:p>
      <text:p text:style-name="P12"><text:s text:c="8"/><text:span text:style-name="T6">v2</text:span> <text:span text:style-name="T6">=</text:span> <text:span text:style-name="T6">buff[n];</text:span></text:p>
      <text:p text:style-name="P12"><text:s text:c="8"/><text:span text:style-name="T6">v2</text:span> <text:span text:style-name="T6">^=</text:span> <text:span text:style-name="T6">key;</text:span></text:p>
      <text:p text:style-name="P12"><text:soft-page-break/><text:s text:c="8"/><text:span text:style-name="T6">v3</text:span> <text:span text:style-name="T6">=</text:span> <text:span text:style-name="T6">(</text:span><text:span text:style-name="T2">uint64_t</text:span><text:span text:style-name="T6">)v2*</text:span><text:span text:style-name="T11">0x88233b2b</text:span> <text:span text:style-name="T6">&gt;&gt;</text:span> <text:span text:style-name="T11">32</text:span><text:span text:style-name="T6">;</text:span></text:p>
      <text:p text:style-name="P12"><text:s text:c="8"/><text:span text:style-name="T6">v4</text:span> <text:span text:style-name="T6">=</text:span> <text:span text:style-name="T6">v2</text:span> <text:span text:style-name="T6">-</text:span> <text:span text:style-name="T6">v3;</text:span></text:p>
      <text:p text:style-name="P12"><text:s text:c="8"/><text:span text:style-name="T6">v4</text:span> <text:span text:style-name="T6">=</text:span> <text:span text:style-name="T6">v4</text:span> <text:span text:style-name="T6">&gt;&gt;</text:span> <text:span text:style-name="T11">1</text:span><text:span text:style-name="T6">;</text:span></text:p>
      <text:p text:style-name="P12"><text:s text:c="8"/><text:span text:style-name="T6">v4</text:span> <text:span text:style-name="T6">+=</text:span> <text:span text:style-name="T6">v3;</text:span></text:p>
      <text:p text:style-name="P12"><text:s text:c="8"/><text:span text:style-name="T6">v4</text:span> <text:span text:style-name="T6">=</text:span> <text:span text:style-name="T6">v4</text:span> <text:span text:style-name="T6">&gt;&gt;</text:span> <text:span text:style-name="T11">10</text:span><text:span text:style-name="T6">;</text:span></text:p>
      <text:p text:style-name="P12"><text:s text:c="8"/><text:span text:style-name="T6">v4</text:span> <text:span text:style-name="T6">*=</text:span> <text:span text:style-name="T11">0x539</text:span><text:span text:style-name="T6">;</text:span></text:p>
      <text:p text:style-name="P12"><text:s text:c="8"/><text:span text:style-name="T6">v4</text:span> <text:span text:style-name="T6">=</text:span> <text:span text:style-name="T6">v2</text:span> <text:span text:style-name="T6">-</text:span> <text:span text:style-name="T6">v4;</text:span></text:p>
      <text:p text:style-name="P12"/>
      <text:p text:style-name="P12"><text:s text:c="8"/><text:span text:style-name="T6">key</text:span> <text:span text:style-name="T6">+=</text:span> <text:span text:style-name="T6">v4;</text:span></text:p>
      <text:p text:style-name="P12"/>
      <text:p text:style-name="P12"/>
      <text:p text:style-name="P12"><text:s text:c="8"/><text:span text:style-name="T9">// <text:s text:c="7"/>key = key + ((int)buff[n] ^ key) % 0x539;</text:span></text:p>
      <text:p text:style-name="P12"><text:s text:c="8"/><text:span text:style-name="T6">n++;</text:span></text:p>
      <text:p text:style-name="P12"><text:s text:c="4"/><text:span text:style-name="T6">}</text:span></text:p>
      <text:p text:style-name="P12"><text:s text:c="4"/><text:span text:style-name="T6">printf(</text:span><text:span text:style-name="T10">"[+] %u\n"</text:span><text:span text:style-name="T6">,</text:span> <text:span text:style-name="T6">key);</text:span></text:p>
      <text:p text:style-name="P13">}</text:p>
      <text:p text:style-name="P12"/>
      <text:p text:style-name="P12"/>
      <text:p text:style-name="P12"><text:span text:style-name="T2">int</text:span> <text:s text:c="3"/><text:span text:style-name="T4">main</text:span><text:span text:style-name="T6">(</text:span><text:span text:style-name="T2">int</text:span> <text:span text:style-name="T6">argc,</text:span> <text:span text:style-name="T2">char</text:span> <text:span text:style-name="T6">**argv)</text:span></text:p>
      <text:p text:style-name="P13">{</text:p>
      <text:p text:style-name="P12"><text:s text:c="4"/><text:span text:style-name="T6">keygen(argv[</text:span><text:span text:style-name="T11">1</text:span><text:span text:style-name="T6">]);</text:span></text:p>
      <text:p text:style-name="P12"><text:s text:c="4"/><text:span text:style-name="T2">return</text:span> <text:span text:style-name="T6">(</text:span><text:span text:style-name="T11">0</text:span><text:span text:style-name="T6">);</text:span></text:p>
      <text:p text:style-name="P8">}</text:p>
      <text:p text:style-name="P7">Ce programme génère la bonne clé pour un nom d'utilisateur donné, i.e. la clé qui sera comparée au numéro de série fourni par l'utilisateur dans le véritable programme afin de décider de l'exécution de <text:span text:style-name="T1">system("/bin/sh")</text:span><text:span text:style-name="T12">.</text:span></text:p>
      <text:p text:style-name="P7"><draw:frame draw:style-name="fr1" draw:name="images2" text:anchor-type="paragraph" svg:x="0.097cm" svg:y="0.328cm" svg:width="10.082cm" svg:height="7.198cm" draw:z-index="1"><draw:image xlink:href="Pictures/200000070000276200001C1EEAA4019F.svm" xlink:type="simple" xlink:show="embed" xlink:actuate="onLoad"/></draw:frame><text:span text:style-name="T12"/></text:p>
      <text:p text:style-name="P7"><text:span text:style-name="T12"/></text:p>
      <text:p text:style-name="P7"><text:span text:style-name="T12">&gt;&gt; </text:span><text:span text:style-name="T17">Exploitation manuelle</text:span></text:p>
      <text:p text:style-name="P7"><text:span text:style-name="T18"/></text:p>
      <text:p text:style-name="P6"><text:span text:style-name="T18">$ ./level06</text:span></text:p>
      <text:p text:style-name="P6"><text:span text:style-name="T18">[...]</text:span></text:p>
      <text:p text:style-name="P6"><text:span text:style-name="T18">-&gt; Enter login: Quentin</text:span></text:p>
      <text:p text:style-name="P6"><text:span text:style-name="T18">[...]</text:span></text:p>
      <text:p text:style-name="P6"><text:span text:style-name="T18">-&gt; Enter serial: 6233795</text:span></text:p>
      <text:p text:style-name="P7"><text:span text:style-name="T18"/></text:p>
      <text:p text:style-name="P7"><text:soft-page-break/><text:span text:style-name="T18">&gt;&gt; </text:span><text:span text:style-name="T17">Exploit automatique</text:span></text:p>
      <text:p text:style-name="P7"><text:span text:style-name="T18"/></text:p>
      <text:p text:style-name="P15"><text:span text:style-name="T3">from</text:span><text:span text:style-name="T18"> </text:span><text:span text:style-name="T5">pwn</text:span><text:span text:style-name="T18"> </text:span><text:span text:style-name="T3">import</text:span><text:span text:style-name="T18"> </text:span><text:span text:style-name="T8">*</text:span></text:p>
      <text:p text:style-name="P12"/>
      <text:p text:style-name="P12"><text:span text:style-name="T6">s</text:span> <text:span text:style-name="T6">=</text:span> <text:span text:style-name="T6">ssh(host=</text:span><text:span text:style-name="T10">'192.168.1.3'</text:span><text:span text:style-name="T6">,</text:span> <text:span text:style-name="T6">port=</text:span><text:span text:style-name="T11">4242</text:span><text:span text:style-name="T6">,</text:span> <text:span text:style-name="T6">user=</text:span><text:span text:style-name="T10">"level06"</text:span><text:span text:style-name="T6">,</text:span> <text:span text:style-name="T6">password=</text:span><text:span text:style-name="T10">"h4GtNnaMs2kZFN92ymTr2DcJHAzMfzLW25Ep59mq"</text:span><text:span text:style-name="T6">)</text:span></text:p>
      <text:p text:style-name="P12"><text:span text:style-name="T6">p</text:span> <text:span text:style-name="T6">=</text:span> <text:span text:style-name="T6">s.process([</text:span><text:span text:style-name="T10">"/home/users/level06/./level06"</text:span><text:span text:style-name="T6">])</text:span></text:p>
      <text:p text:style-name="P12"/>
      <text:p text:style-name="P12"><text:span text:style-name="T6">p.sendline(b</text:span><text:span text:style-name="T10">"Quentin"</text:span><text:span text:style-name="T6">)</text:span></text:p>
      <text:p text:style-name="P12"><text:span text:style-name="T6">p.sendline(b</text:span><text:span text:style-name="T10">"6233795"</text:span><text:span text:style-name="T6">)</text:span></text:p>
      <text:p text:style-name="P8">p.interactive()</text:p>
      <text:p text:style-name="P7"><text:span text:style-name="T18"/></text:p>
      <text:p text:style-name="P7"><text:span text:style-name="T12"/></text:p>
      <text:p text:style-name="P7"><text:span text:style-name="T12"/></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7M16S</meta:editing-duration>
    <meta:editing-cycles>4</meta:editing-cycles>
    <meta:generator>OpenOffice/4.1.5$Win32 OpenOffice.org_project/415m1$Build-9789</meta:generator>
    <dc:date>2021-12-08T15:16:21.04</dc:date>
    <meta:document-statistic meta:table-count="0" meta:image-count="2" meta:object-count="0" meta:page-count="6" meta:paragraph-count="163" meta:word-count="936" meta:character-count="6208"/>
    <meta:user-defined meta:name="Info 1"/>
    <meta:user-defined meta:name="Info 2"/>
    <meta:user-defined meta:name="Info 3"/>
    <meta:user-defined meta:name="Info 4"/>
  </office:meta>
</office:document-meta>
</file>